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keContext.setLastProcessor( Processor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isBuildingPipelin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setInternalPipelineDescription( Processor . InternalPipelineDescription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keContext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keContext.getMap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hasPipe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setRedirector( Redirector redir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dumpParameter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vokeContext.inform( String pipelineTyp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keContext.pushMap( String anchorName , Map ma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InvokeContext.InvokeContext( InvokeContext context ,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keContext.getPipelin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Invok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getInternalPipelineDescription( Environment en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keContext.getMapByAnchor( String anch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InvokeContext( boolean isBuildingPipeline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disp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vokeContext.getRedir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pop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vokeContext.getProcessingPipel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vokeContext.getPipelin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keContext.setErrorHandler( SitemapError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